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qui está um exemplo de código em Turbo C 2.01 para ler a trilha 0 de um disquete usando interrupções BIOS:</text:p>
      <text:p text:style-name="Standard"/>
      <text:p text:style-name="Standard">```c</text:p>
      <text:p text:style-name="Standard">#include &lt;dos.h&gt;</text:p>
      <text:p text:style-name="Standard">#include &lt;stdio.h&gt;</text:p>
      <text:p text:style-name="Standard">#include &lt;alloc.h&gt;</text:p>
      <text:p text:style-name="Standard"/>
      <text:p text:style-name="Standard">int main() {</text:p>
      <text:p text:style-name="Standard"><text:s text:c="4"/>char far *buffer;</text:p>
      <text:p text:style-name="Standard"><text:s text:c="4"/>int setor, resultado;</text:p>
      <text:p text:style-name="Standard"><text:s text:c="4"/>struct SREGS segregs;</text:p>
      <text:p text:style-name="Standard"><text:s text:c="4"/>union REGS inregs, outregs;</text:p>
      <text:p text:style-name="Standard"/>
      <text:p text:style-name="Standard"><text:s text:c="4"/>/* Aloca buffer para 18 setores (tamanho total = 18*512 = 9216 bytes) */</text:p>
      <text:p text:style-name="Standard"><text:s text:c="4"/>buffer = (char far *)farmalloc(18 * 512);</text:p>
      <text:p text:style-name="Standard"><text:s text:c="4"/></text:p>
      <text:p text:style-name="Standard"><text:s text:c="4"/>if(!buffer) {</text:p>
      <text:p text:style-name="Standard"><text:s text:c="8"/>printf("Erro na alocacao de memoria!\n");</text:p>
      <text:p text:style-name="Standard"><text:s text:c="8"/>return 1;</text:p>
      <text:p text:style-name="Standard"><text:s text:c="4"/>}</text:p>
      <text:p text:style-name="Standard"/>
      <text:p text:style-name="Standard"><text:s text:c="4"/>/* Prepara os parâmetros para a interrupção 13h */</text:p>
      <text:p text:style-name="Standard"><text:s text:c="4"/>inregs.h.ah = 0x02; <text:s text:c="3"/>/* Função de leitura de setores */</text:p>
      <text:p text:style-name="Standard"><text:s text:c="4"/>inregs.h.al = 18; <text:s text:c="6"/>/* Número de setores a ler */</text:p>
      <text:p text:style-name="Standard"><text:s text:c="4"/>inregs.h.ch = 0; <text:s text:c="7"/>/* Trilha 0 */</text:p>
      <text:p text:style-name="Standard"><text:s text:c="4"/>inregs.h.cl = 1; <text:s text:c="7"/>/* Primeiro setor */</text:p>
      <text:p text:style-name="Standard"><text:s text:c="4"/>inregs.h.dh = 0; <text:s text:c="7"/>/* Cabeçote 0 */</text:p>
      <text:p text:style-name="Standard"><text:s text:c="4"/>inregs.h.dl = 0x00; <text:s text:c="4"/>/* Drive A: */</text:p>
      <text:p text:style-name="Standard"><text:s text:c="4"/>inregs.x.bx = FP_OFF(buffer); <text:s/>/* Offset do buffer */</text:p>
      <text:p text:style-name="Standard"/>
      <text:p text:style-name="Standard"><text:s text:c="4"/>/* Configura registros de segmento */</text:p>
      <text:p text:style-name="Standard"><text:s text:c="4"/>segregs.es = FP_SEG(buffer); <text:s text:c="3"/>/* Segmento do buffer */</text:p>
      <text:p text:style-name="Standard"/>
      <text:p text:style-name="Standard"><text:s text:c="4"/>/* Chama a interrupção BIOS */</text:p>
      <text:p text:style-name="Standard"><text:s text:c="4"/>int86x(0x13, &amp;inregs, &amp;outregs, &amp;segregs);</text:p>
      <text:p text:style-name="Standard"/>
      <text:p text:style-name="Standard"><text:s text:c="4"/>/* Verifica se houve erro (flag de carry ativada) */</text:p>
      <text:p text:style-name="Standard"><text:s text:c="4"/>if(outregs.x.cflag) {</text:p>
      <text:p text:style-name="Standard"><text:s text:c="8"/>printf("Erro na leitura! Codigo: 0x%02X\n", outregs.h.ah);</text:p>
      <text:p text:style-name="Standard"><text:s text:c="4"/>} else {</text:p>
      <text:p text:style-name="Standard"><text:s text:c="8"/>printf("Trilha 0 lida com sucesso!\n");</text:p>
      <text:p text:style-name="Standard"><text:s text:c="8"/></text:p>
      <text:p text:style-name="Standard"><text:s text:c="8"/>/* Salva os dados em um arquivo */</text:p>
      <text:p text:style-name="Standard"><text:s text:c="8"/>FILE *fp = fopen("TRACK0.DMP", "wb");</text:p>
      <text:p text:style-name="Standard"><text:s text:c="8"/>if(fp) {</text:p>
      <text:p text:style-name="Standard"><text:s text:c="12"/>for(setor = 0; setor &lt; 18 * 512; setor++) {</text:p>
      <text:p text:style-name="Standard"><text:s text:c="16"/>fputc(buffer[setor], fp);</text:p>
      <text:p text:style-name="Standard"><text:s text:c="12"/>}</text:p>
      <text:p text:style-name="Standard"><text:s text:c="12"/>fclose(fp);</text:p>
      <text:p text:style-name="Standard"><text:s text:c="12"/>printf("Dados salvos em TRACK0.DMP\n");</text:p>
      <text:p text:style-name="Standard"><text:s text:c="8"/>} else {</text:p>
      <text:p text:style-name="Standard"><text:soft-page-break/><text:s text:c="12"/>printf("Erro ao criar arquivo!\n");</text:p>
      <text:p text:style-name="Standard"><text:s text:c="8"/>}</text:p>
      <text:p text:style-name="Standard"><text:s text:c="4"/>}</text:p>
      <text:p text:style-name="Standard"/>
      <text:p text:style-name="Standard"><text:s text:c="4"/>farfree(buffer);</text:p>
      <text:p text:style-name="Standard"><text:s text:c="4"/>return 0;</text:p>
      <text:p text:style-name="Standard">}</text:p>
      <text:p text:style-name="Standard">```</text:p>
      <text:p text:style-name="Standard"/>
      <text:p text:style-name="Standard">Este código:</text:p>
      <text:p text:style-name="Standard"/>
      <text:p text:style-name="Standard">1. Aloca um buffer de memória far para armazenar 18 setores (assumindo disco 1.44MB)</text:p>
      <text:p text:style-name="Standard">2. Usa a interrupção BIOS 13h (função 02h) para ler os setores</text:p>
      <text:p text:style-name="Standard">3. Lê a trilha 0, cabeçote 0, setores 1-18 do drive A:</text:p>
      <text:p text:style-name="Standard">4. Salva os dados lidos em um arquivo chamado TRACK0.DMP</text:p>
      <text:p text:style-name="Standard">5. Inclui tratamento básico de erros</text:p>
      <text:p text:style-name="Standard"/>
      <text:p text:style-name="Standard">Para compilar e usar:</text:p>
      <text:p text:style-name="Standard">1. Execute no Turbo C 2.01</text:p>
      <text:p text:style-name="Standard">2. Compile com memória Far (opções de memória: Large ou Huge)</text:p>
      <text:p text:style-name="Standard">3. Execute em um ambiente DOS real com acesso físico ao drive de disquete</text:p>
      <text:p text:style-name="Standard">4. O arquivo TRACK0.DMP conterá o dump binário completo da trilha 0</text:p>
      <text:p text:style-name="Standard"/>
      <text:p text:style-name="Standard">Notas importantes:</text:p>
      <text:p text:style-name="Standard">- Funciona melhor em hardware real ou emuladores que permitem acesso direto ao drive</text:p>
      <text:p text:style-name="Standard">- O disquete deve estar formatado e sem proteção de escrita</text:p>
      <text:p text:style-name="Standard">- O número de setores pode variar conforme o tipo de disco (ajuste o valor 18 se necessário)</text:p>
      <text:p text:style-name="Standard">- Requer privilégios de acesso direto ao hardware (não funciona em DOSBox comum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00:20:52.898158785</meta:creation-date>
    <dc:date>2025-03-31T00:22:14.239643306</dc:date>
    <meta:editing-duration>PT1M23S</meta:editing-duration>
    <meta:editing-cycles>1</meta:editing-cycles>
    <meta:document-statistic meta:table-count="0" meta:image-count="0" meta:object-count="0" meta:page-count="2" meta:paragraph-count="67" meta:word-count="398" meta:character-count="2575" meta:non-whitespace-character-count="1940"/>
    <meta:generator>LibreOffice/24.2.7.2$Linux_X86_64 LibreOffice_project/420$Build-2</meta:generator>
  </office:meta>
</office:document-meta>
</file>